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text-underline-style="solid" style:text-underline-width="auto" style:text-underline-color="font-color" fo:font-weight="bold" officeooo:rsid="0001fd32" officeooo:paragraph-rsid="0001fd32" style:font-weight-asian="bold" style:font-weight-complex="bold"/>
    </style:style>
    <style:style style:name="P5" style:family="paragraph" style:parent-style-name="Standard">
      <style:paragraph-properties fo:text-align="center" style:justify-single-word="false"/>
      <style:text-properties style:text-underline-style="solid" style:text-underline-width="auto" style:text-underline-color="font-color" fo:font-weight="bold" officeooo:rsid="00073180" officeooo:paragraph-rsid="00073180" style:font-weight-asian="bold" style:font-weight-complex="bold"/>
    </style:style>
    <style:style style:name="P6" style:family="paragraph" style:parent-style-name="Standard">
      <style:paragraph-properties fo:text-align="start" style:justify-single-word="false"/>
      <style:text-properties style:text-underline-style="none" fo:font-weight="bold" officeooo:rsid="0001fd32" officeooo:paragraph-rsid="0001fd32" style:font-weight-asian="bold" style:font-weight-complex="bold"/>
    </style:style>
    <style:style style:name="P7" style:family="paragraph" style:parent-style-name="Standard">
      <style:paragraph-properties fo:text-align="start" style:justify-single-word="false"/>
      <style:text-properties style:text-underline-style="none" fo:font-weight="normal" officeooo:rsid="0001fd32" officeooo:paragraph-rsid="0001fd32"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0329de" officeooo:paragraph-rsid="000329de"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039856" officeooo:paragraph-rsid="00039856"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039cf5" officeooo:paragraph-rsid="00039cf5"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05475f" officeooo:paragraph-rsid="0005475f"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073180" officeooo:paragraph-rsid="00073180" style:font-weight-asian="normal" style:font-weight-complex="normal"/>
    </style:style>
    <style:style style:name="P13" style:family="paragraph" style:parent-style-name="Standard">
      <style:paragraph-properties fo:text-align="center" style:justify-single-word="false"/>
      <style:text-properties style:text-underline-style="none" fo:font-weight="normal" officeooo:rsid="00073180" officeooo:paragraph-rsid="00073180"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08a5a5" officeooo:paragraph-rsid="0008a5a5"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093075" officeooo:paragraph-rsid="00093075" style:font-weight-asian="normal" style:font-weight-complex="normal"/>
    </style:style>
    <style:style style:name="P16" style:family="paragraph" style:parent-style-name="Standard">
      <style:paragraph-properties fo:text-align="center" style:justify-single-word="false"/>
      <style:text-properties fo:color="#000000" style:text-underline-style="solid" style:text-underline-width="auto" style:text-underline-color="font-color" fo:font-weight="bold" officeooo:rsid="00094aa7" officeooo:paragraph-rsid="00094aa7" style:font-weight-asian="bold" style:font-weight-complex="bold"/>
    </style:style>
    <style:style style:name="P17" style:family="paragraph" style:parent-style-name="Standard" style:master-page-name="Standard">
      <style:paragraph-properties fo:text-align="center" style:justify-single-word="false" style:page-number="auto"/>
    </style:style>
    <style:style style:name="T1"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2"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3"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4" style:family="text">
      <style:text-properties fo:font-size="12pt" style:text-underline-style="none" fo:font-weight="normal" style:font-size-asian="12pt" style:font-weight-asian="normal" style:font-size-complex="12pt" style:font-weight-complex="normal"/>
    </style:style>
    <style:style style:name="T5" style:family="text">
      <style:text-properties fo:font-size="12pt" style:text-underline-style="none" fo:font-weight="bold" style:font-size-asian="12pt" style:font-weight-asian="bold" style:font-size-complex="12pt" style:font-weight-complex="bold"/>
    </style:style>
    <style:style style:name="T6" style:family="text">
      <style:text-properties fo:font-size="12pt" style:font-size-asian="12pt" style:font-size-complex="12pt"/>
    </style:style>
    <style:style style:name="T7" style:family="text">
      <style:text-properties fo:font-size="12pt" officeooo:rsid="00039cf5" style:font-size-asian="12pt" style:font-size-complex="12pt"/>
    </style:style>
    <style:style style:name="T8" style:family="text">
      <style:text-properties fo:font-size="12pt" officeooo:rsid="0008a5a5" style:font-size-asian="12pt" style:font-size-complex="12pt"/>
    </style:style>
    <style:style style:name="T9" style:family="text">
      <style:text-properties fo:font-size="12pt" officeooo:rsid="00094aa7" style:font-size-asian="12pt" style:font-size-complex="12pt"/>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color="#ce181e" fo:font-size="12pt" style:font-size-asian="12pt" style:font-size-complex="12pt"/>
    </style:style>
    <style:style style:name="T12" style:family="text">
      <style:text-properties fo:color="#ce181e" fo:font-size="12pt" officeooo:rsid="00094aa7"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CMT 413 </text:span></text:p>
      <text:p text:style-name="P2"><text:span text:style-name="T1">NETWORK AND SYSTEM ADMINISTRATION</text:span></text:p>
      <text:p text:style-name="P2"/>
      <text:p text:style-name="P2"><text:span text:style-name="T2">Applying technology in an environment </text:span></text:p>
      <text:p text:style-name="P2"/>
      <text:p text:style-name="P1">→ The key task of network and system administration is to build the hardware configurations and the other <text:s/>is to configure software systems </text:p>
      <text:p text:style-name="P1">→ Both of these tasks(Hardware and Software configure software systems </text:p>
      <text:p text:style-name="P1">→ Both of these functions presents their own challenges i.e <text:s/>hardware configuration challenges and none of these challenges can be considered in isolation </text:p>
      <text:p text:style-name="P1">→ The hardware must conform to the constraints of the physical world </text:p>
      <text:p text:style-name="P1">→ Such challenges include : power, climate </text:p>
      <text:p text:style-name="P1">→ The kind of hardware limits the software that can run on it </text:p>
      <text:p text:style-name="P1">→ The hardware constraints affect the performance to basic standards in order to work systematically</text:p>
      <text:p text:style-name="P1">→ For software configuration, basic operating system, infrastructure are key to conformance standards </text:p>
      <text:p text:style-name="P1">→ Modern software in the context of global network <text:s/>need to interact and survive possible hostilities of the incompatible <text:s/>or inhospitable competitors </text:p>
      <text:p text:style-name="P1">→ Today the complexity of multiple software systems sharing a common internet space reaches almost the level of the biological</text:p>
      <text:p text:style-name="P1">→ In today’s networks, our focus is not only in the physical environment but the technology environment </text:p>
      <text:p text:style-name="P1">→The challenge with the technology environment is that it is constantly changing</text:p>
      <text:p text:style-name="P1">→ we apply technology in these changing environments for the purposes of running businesses and other practices</text:p>
      <text:p text:style-name="P1">→ The global view presented to us by IT <text:s/>means that we have to think on penetration for the systems that are going to be deployed</text:p>
      <text:p text:style-name="P1">→ The extensive filaments of our inter-networked systems are exposed to attacks both accidental and malicious in a competitive jungle </text:p>
      <text:p text:style-name="P1">→ If you ignore the environment you expose then organization you IT assets to an immeasurable risk</text:p>
      <text:p text:style-name="P2"/>
      <text:p text:style-name="P2"><text:span text:style-name="T3">The Human Role in Systems </text:span></text:p>
      <text:p text:style-name="P3"/>
      <text:p text:style-name="P1"><text:span text:style-name="T4">→ For the part of the human tasks of the system administration is a very careful balancing task</text:span></text:p>
      <text:p text:style-name="P1"><text:span text:style-name="T4">→ This task quires patience knowledge <text:s/>understanding and experience</text:span></text:p>
      <text:p text:style-name="P1"><text:span text:style-name="T4">→ The human tasks in systems can be compared to be equivalent to working in a casualty ward in hospitals </text:span></text:p>
      <text:p text:style-name="P1"><text:span text:style-name="T4">→ despite this diamante system admins work with limited resources and computer systems are subjected to entropy</text:span></text:p>
      <text:p text:style-name="P1"><text:span text:style-name="T4">* As a system admin you must recognize that answers are not always written down for you to copy</text:span></text:p>
      <text:p text:style-name="P1"><text:span text:style-name="T4">→ One important aspect for a system <text:s/>designer and admin is to remain calm when problems happen and attentive and moreover he/she must continually keep learning because of the changing environment</text:span></text:p>
      <text:p text:style-name="P1"><text:span text:style-name="T4">→ Computing systems require the very best of organization skill at the most professional of attitudes </text:span></text:p>
      <text:p text:style-name="P1"><text:span text:style-name="T4">→ In order for us to become very good system admin we must learn the facts that build confidence through expertise and experience, However you must be aware of our limitations to avoid careless mistakes which are too easy to commit </text:span></text:p>
      <text:p text:style-name="P3"/>
      <text:p text:style-name="P3"/>
      <text:p text:style-name="P1"><text:soft-page-break/><text:span text:style-name="T4">** Société Générale case (https://en.wikipedia.org/wiki/2008_Société_Générale_trading_loss)</text:span></text:p>
      <text:p text:style-name="P3"/>
      <text:p text:style-name="P3"/>
      <text:p text:style-name="P1"><text:span text:style-name="T5">System requirements </text:span></text:p>
      <text:p text:style-name="P1"><text:span text:style-name="T4"><text:s/>Ethic – </text:span></text:p>
      <text:p text:style-name="P1"><text:span text:style-name="T4">Discipline –</text:span></text:p>
      <text:p text:style-name="P3"/>
      <text:p text:style-name="P2"><text:span text:style-name="T3">Challenges for System administrators</text:span></text:p>
      <text:p text:style-name="P3"/>
      <text:p text:style-name="P1"><text:span text:style-name="T4">→ Deciding what services are needed </text:span></text:p>
      <text:p text:style-name="P1"><text:span text:style-name="T4">→ Designing a network which is logical and efficient</text:span></text:p>
      <text:p text:style-name="P1"><text:span text:style-name="T4">→ Providing a comfortable environment for the users</text:span></text:p>
      <text:p text:style-name="P1"><text:span text:style-name="T4">→ Deploying large no of machines which can be upgraded <text:s/>later</text:span></text:p>
      <text:p text:style-name="P1"><text:span text:style-name="T4">→ Planning and implementing adequate security</text:span></text:p>
      <text:p text:style-name="P1"><text:span text:style-name="T4">→ Developing Ways of fixing errors and problems which occur</text:span></text:p>
      <text:p text:style-name="P1"><text:span text:style-name="T4">→ Keeping track of and understanding use of the enormous amount of knowledge which increases every year</text:span></text:p>
      <text:p text:style-name="P1"><text:span text:style-name="T4"/></text:p>
      <text:p text:style-name="P4"><text:span text:style-name="T6">Top Down Network design </text:span></text:p>
      <text:p text:style-name="P4"><text:span text:style-name="T6"/></text:p>
      <text:p text:style-name="P7"><text:span text:style-name="T6">1 Understanding customer design </text:span></text:p>
      <text:p text:style-name="P7"><text:span text:style-name="T6">2 Logical Network Design </text:span></text:p>
      <text:p text:style-name="P7"><text:span text:style-name="T6">3 Physical Network Design </text:span></text:p>
      <text:p text:style-name="P7"><text:span text:style-name="T6">4 Testing Optimization &amp; documenting your network design </text:span></text:p>
      <text:p text:style-name="P7"><text:span text:style-name="T6"/></text:p>
      <text:p text:style-name="P6"><text:span text:style-name="T6">Understanding customer needs and <text:s/>goals </text:span></text:p>
      <text:p text:style-name="P6"><text:span text:style-name="T6"/></text:p>
      <text:p text:style-name="P6"><text:span text:style-name="T6"/></text:p>
      <text:p text:style-name="P6"><text:span text:style-name="T6">→</text:span><text:span text:style-name="T10"> Analyzing business goals and constraints</text:span></text:p>
      <text:p text:style-name="P7"><text:span text:style-name="T6">→ Analyzing technical goals and constraints </text:span></text:p>
      <text:p text:style-name="P7"><text:span text:style-name="T6">→ Characterizing the existing inter networks </text:span></text:p>
      <text:p text:style-name="P7"><text:span text:style-name="T6">→ Characterizing Network traffic </text:span></text:p>
      <text:p text:style-name="P7"><text:span text:style-name="T6"/></text:p>
      <text:p text:style-name="P7"><text:span text:style-name="T6"/></text:p>
      <text:p text:style-name="P7"><text:span text:style-name="T6">when analyzing the system goals which determine your customer needs must incorporate the new and the existing applications </text:span></text:p>
      <text:p text:style-name="P7"><text:span text:style-name="T6">NB It is not necessary that you only design a new network but you can improve on the already existing infrastructure </text:span></text:p>
      <text:p text:style-name="P7"><text:span text:style-name="T6">The key point is to analyze what will affect the network design </text:span></text:p>
      <text:p text:style-name="P7"><text:span text:style-name="T6"/></text:p>
      <text:p text:style-name="P4"><text:span text:style-name="T6">Politics and Policies </text:span></text:p>
      <text:p text:style-name="P4"><text:span text:style-name="T6"/></text:p>
      <text:p text:style-name="P7"><text:span text:style-name="T6">In normal situation there are two things we avoid that’s politics , <text:s/>and religion <text:s/>unfortunately the politics in technology is something we can never escape as designers </text:span></text:p>
      <text:p text:style-name="P7"><text:span text:style-name="T6">In case of office politics the best bet is to listen rather than talk </text:span></text:p>
      <text:p text:style-name="P7"><text:span text:style-name="T6">Your goal as a network designer is to understand the hidden agenda , <text:s/>tag wars biases group relations or history behind a project</text:span></text:p>
      <text:p text:style-name="P9"><text:span text:style-name="T6">Be sure to find out if your project will cost any jobs to be eliminated </text:span></text:p>
      <text:p text:style-name="P9"><text:soft-page-break/><text:span text:style-name="T6"/></text:p>
      <text:p text:style-name="P8"><text:span text:style-name="T6">NB <text:s/>Suppose a similar project was tried and never worked tread on that project carefully and identify reasons why the project failed </text:span></text:p>
      <text:p text:style-name="P8"><text:span text:style-name="T6">pay attention to Personnel issues that could affect your project</text:span></text:p>
      <text:p text:style-name="P8"><text:span text:style-name="T6">Investigate the managers who started the project and how much stake they had then </text:span></text:p>
      <text:p text:style-name="P9"><text:span text:style-name="T6">Some network design projects <text:s/>involve automating tasks that were once done by highly paid workers , such workers would work so hard to ensure your project fails</text:span></text:p>
      <text:p text:style-name="P9"><text:span text:style-name="T6">Investigate whether there exists a strategic </text:span><text:span text:style-name="T7">business</text:span><text:span text:style-name="T6"> or it plan </text:span></text:p>
      <text:p text:style-name="P9"><text:span text:style-name="T6">Your role as a designer is to ensure that </text:span><text:span text:style-name="T7">the solution mast map to the overall strategic plan of the org </text:span></text:p>
      <text:p text:style-name="P10"><text:span text:style-name="T6">to do this you ask yourself some fundamental qn such as </text:span></text:p>
      <text:p text:style-name="P10"><text:span text:style-name="T6">→ Does my network design need to fit in the overall architecture that is based on strategic planning </text:span></text:p>
      <text:p text:style-name="P10"><text:span text:style-name="T6">→ Are The external regulatory or govt pressures affecting your design </text:span></text:p>
      <text:p text:style-name="P10"><text:span text:style-name="T6">Be prepared for possibility of formidable office politics </text:span></text:p>
      <text:p text:style-name="P10"><text:span text:style-name="T6">If your design/solution involves merging data and voice </text:span></text:p>
      <text:p text:style-name="P11"><text:span text:style-name="T6">Voice experts and data experts have traditionally lived a world apart and the greatest misfit between these two is mistrust</text:span></text:p>
      <text:p text:style-name="P11"><text:span text:style-name="T6"/></text:p>
      <text:p text:style-name="P11"><text:span text:style-name="T6">Understand the nature of the client and gain a feeling fr the client business style</text:span></text:p>
      <text:p text:style-name="P12"><text:span text:style-name="T6">You must know the client business style</text:span></text:p>
      <text:p text:style-name="P12"><text:span text:style-name="T6"/></text:p>
      <text:p text:style-name="P13"><text:span text:style-name="T6">Skills to develop</text:span></text:p>
      <text:p text:style-name="P12"><text:span text:style-name="T6">Humanistic skill </text:span></text:p>
      <text:p text:style-name="P12"><text:span text:style-name="T6">conceptual skill</text:span></text:p>
      <text:p text:style-name="P12"><text:span text:style-name="T6">Technological skill</text:span></text:p>
      <text:p text:style-name="P12"><text:span text:style-name="T6"/></text:p>
      <text:p text:style-name="P5"><text:span text:style-name="T6">Budgetary and Staffing Constraints</text:span></text:p>
      <text:p text:style-name="P12"><text:span text:style-name="T6">Your network design must fit the customers budget</text:span></text:p>
      <text:p text:style-name="P12"><text:span text:style-name="T6">Budget must include </text:span></text:p>
      <text:p text:style-name="P12"><text:span text:style-name="T6">→ Equipment purchase </text:span></text:p>
      <text:p text:style-name="P12"><text:span text:style-name="T6">→ Software license </text:span></text:p>
      <text:p text:style-name="P12"><text:span text:style-name="T6">→ Maintenance and support agreement </text:span></text:p>
      <text:p text:style-name="P12"><text:span text:style-name="T6">→ Testing </text:span></text:p>
      <text:p text:style-name="P12"><text:span text:style-name="T6">→ Training </text:span></text:p>
      <text:p text:style-name="P12"><text:span text:style-name="T6">→ Staffing </text:span></text:p>
      <text:p text:style-name="P12"><text:span text:style-name="T6">→ Consulting fees </text:span></text:p>
      <text:p text:style-name="P12"><text:span text:style-name="T6">→ Outsourcing expenses</text:span></text:p>
      <text:p text:style-name="P12"><text:span text:style-name="T6"/></text:p>
      <text:p text:style-name="P12"><text:span text:style-name="T6">Within the budget work out closely with the client to identify requirements for new personnel</text:span></text:p>
      <text:p text:style-name="P12"><text:span text:style-name="T6">Equally identify personnel training which will affect the budget of the project </text:span></text:p>
      <text:p text:style-name="P12"><text:span text:style-name="T6"/></text:p>
      <text:p text:style-name="P12"><text:span text:style-name="T6">In general it is a good idea to </text:span><text:span text:style-name="T8">analyze</text:span><text:span text:style-name="T6"> the ability of the networking staff</text:span></text:p>
      <text:p text:style-name="P12"><text:span text:style-name="T6">To do this we focus on the following </text:span></text:p>
      <text:p text:style-name="P12"><text:span text:style-name="T6">→ How much house expertise is there </text:span></text:p>
      <text:p text:style-name="P12"><text:span text:style-name="T6">→ Should you recommend any training or outsourcing for network operations and management </text:span></text:p>
      <text:p text:style-name="P12"><text:span text:style-name="T6">** to answer these questions the protocols you recommend will depend on abilities of the internal staff</text:span></text:p>
      <text:p text:style-name="P14"><text:span text:style-name="T6">The choice between in-house expertise and outsourced facilities is important and challenging such that a careful balance must be maintained </text:span></text:p>
      <text:p text:style-name="P14"><text:span text:style-name="T6">To ensure success of the project determine who controls the network budget </text:span></text:p>
      <text:p text:style-name="P14"><text:span text:style-name="T6">Regardless of who controls the budget one common network <text:s/>design goal is to contain costs </text:span></text:p>
      <text:p text:style-name="P14"><text:soft-page-break/><text:span text:style-name="T6">Reduced budgets or limited resources often force designers to go for the most affordable solution instead of the best solution </text:span></text:p>
      <text:p text:style-name="P15"><text:span text:style-name="T6">If possible work with your customer to come up with ROI(Return on investment) for the network design </text:span></text:p>
      <text:p text:style-name="P15"><text:span text:style-name="T6">Usually make a business case to the consumer that explains how quickly the new network pay for itself due to reduced operational costs, Improved employee productivity or the enabling of <text:s/>higher revenue on market expansion</text:span></text:p>
      <text:p text:style-name="P15"><text:span text:style-name="T6"/></text:p>
      <text:p text:style-name="P15"><text:span text:style-name="T6">** </text:span><text:span text:style-name="T11">concept paper for a company of choice to show how you are going to design the network and implement it </text:span><text:span text:style-name="T12">Implication of the proposed design to the current design and justify why the org should adopt your design </text:span></text:p>
      <text:p text:style-name="P15"><text:span text:style-name="T12"/></text:p>
      <text:p text:style-name="P16"><text:span text:style-name="T6">Characterizing the existing inter network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fo:language="en" fo:country="US" style:letter-kerning="true" style:font-name-asian="Noto Sans CJK SC" style:font-family-asian="'Noto Sans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2T08:33:53</meta:creation-date>
    <dc:language>en-US</dc:language>
    <dc:date>2021-01-29T10:46:29.742528784</dc:date>
    <meta:editing-cycles>29</meta:editing-cycles>
    <meta:editing-duration>PT2H36M23S</meta:editing-duration>
    <meta:generator>LibreOffice/6.0.7.3$Linux_X86_64 LibreOffice_project/00m0$Build-3</meta:generator>
    <meta:document-statistic meta:table-count="0" meta:image-count="0" meta:object-count="0" meta:page-count="4" meta:paragraph-count="102" meta:word-count="1217" meta:character-count="7529" meta:non-whitespace-character-count="6331"/>
  </office:meta>
</office:document-meta>
</file>